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2e15" officeooo:paragraph-rsid="000d2e15"/>
    </style:style>
    <style:style style:name="P2" style:family="paragraph" style:parent-style-name="Standard">
      <style:paragraph-properties fo:text-align="center" style:justify-single-word="false"/>
      <style:text-properties fo:font-size="36pt" officeooo:rsid="000d2e15" officeooo:paragraph-rsid="000d2e15" style:font-size-asian="31.5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officeooo:rsid="0009d738" officeooo:paragraph-rsid="000d2e15" style:font-size-asian="31.5pt" style:font-size-complex="36pt"/>
    </style:style>
    <style:style style:name="P4" style:family="paragraph" style:parent-style-name="Standard">
      <style:paragraph-properties fo:text-align="end" style:justify-single-word="false"/>
      <style:text-properties fo:font-size="16pt" officeooo:rsid="0009d738" officeooo:paragraph-rsid="000d2e15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9d738" officeooo:paragraph-rsid="000d2e15" style:font-size-asian="19.25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rsid="000d2e15" officeooo:paragraph-rsid="000d2e15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11pt" officeooo:rsid="00104348" officeooo:paragraph-rsid="00104348" style:font-size-asian="11pt" style:font-size-complex="11pt"/>
    </style:style>
    <style:style style:name="T1" style:family="text">
      <style:text-properties officeooo:rsid="000d2e15"/>
    </style:style>
    <style:style style:name="T2" style:family="text">
      <style:text-properties fo:font-size="11pt" officeooo:rsid="0009d738" style:font-size-asian="9.60000038146973pt" style:font-size-complex="11pt"/>
    </style:style>
    <style:style style:name="T3" style:family="text">
      <style:text-properties officeooo:rsid="0009d7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6.03.2025 r.</text:p>
      <text:p text:style-name="P1">Olsztyn</text:p>
      <text:p text:style-name="P2"/>
      <text:p text:style-name="P2"/>
      <text:p text:style-name="P2"/>
      <text:p text:style-name="P2"/>
      <text:p text:style-name="P2"/>
      <text:p text:style-name="P2"/>
      <text:p text:style-name="P3">Sprawozdanie <text:span text:style-name="T1">3</text:span></text:p>
      <text:p text:style-name="P6">Modelowanie analityczne</text:p>
      <text:p text:style-name="P5">Tytuł projektu: Park rozrywki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utorzy:</text:p>
      <text:p text:style-name="P4">Weronika Szulc</text:p>
      <text:p text:style-name="P4">Aleksandra Szypulska</text:p>
      <text:p text:style-name="P7"><text:soft-page-break/>UC1: <text:span text:style-name="T3">Sprzedaż biletów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5:09:07.975000000</meta:creation-date>
    <dc:date>2025-03-26T15:56:33.763000000</dc:date>
    <meta:editing-duration>PT47M26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9" meta:word-count="19" meta:character-count="149" meta:non-whitespace-character-count="139"/>
  </office:meta>
</office:document-meta>
</file>